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venirnextltw01-regular" svg:font-family="avenirnextltw01-regular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849" officeooo:paragraph-rsid="00038849"/>
    </style:style>
    <style:style style:name="P2" style:family="paragraph" style:parent-style-name="Standard">
      <style:text-properties officeooo:rsid="00038849" officeooo:paragraph-rsid="0011b3ba"/>
    </style:style>
    <style:style style:name="P3" style:family="paragraph" style:parent-style-name="Standard">
      <style:text-properties officeooo:rsid="00038849" officeooo:paragraph-rsid="001f9025"/>
    </style:style>
    <style:style style:name="P4" style:family="paragraph" style:parent-style-name="Standard">
      <style:text-properties officeooo:rsid="000bec6f" officeooo:paragraph-rsid="0015ad68"/>
    </style:style>
    <style:style style:name="P5" style:family="paragraph" style:parent-style-name="Standard">
      <style:text-properties officeooo:paragraph-rsid="0015ad68"/>
    </style:style>
    <style:style style:name="P6" style:family="paragraph" style:parent-style-name="Standard">
      <style:text-properties officeooo:paragraph-rsid="00177a61"/>
    </style:style>
    <style:style style:name="P7" style:family="paragraph" style:parent-style-name="Standard">
      <style:text-properties officeooo:rsid="001104b1" officeooo:paragraph-rsid="001a5862"/>
    </style:style>
    <style:style style:name="P8" style:family="paragraph" style:parent-style-name="Standard">
      <style:text-properties officeooo:rsid="001104b1" officeooo:paragraph-rsid="001b17ab"/>
    </style:style>
    <style:style style:name="P9" style:family="paragraph" style:parent-style-name="Standard">
      <style:text-properties officeooo:rsid="001104b1" officeooo:paragraph-rsid="001b232e"/>
    </style:style>
    <style:style style:name="P10" style:family="paragraph" style:parent-style-name="Standard">
      <style:text-properties officeooo:rsid="001104b1" officeooo:paragraph-rsid="00233b0b"/>
    </style:style>
    <style:style style:name="P11" style:family="paragraph" style:parent-style-name="Standard">
      <style:text-properties officeooo:rsid="001104b1" officeooo:paragraph-rsid="001f3cdc"/>
    </style:style>
    <style:style style:name="P12" style:family="paragraph" style:parent-style-name="Standard">
      <style:text-properties officeooo:rsid="001104b1" officeooo:paragraph-rsid="002c304d"/>
    </style:style>
    <style:style style:name="P13" style:family="paragraph" style:parent-style-name="Standard">
      <style:text-properties officeooo:rsid="001104b1" officeooo:paragraph-rsid="002c626a"/>
    </style:style>
    <style:style style:name="P14" style:family="paragraph" style:parent-style-name="Standard">
      <style:text-properties officeooo:rsid="00214ab5" officeooo:paragraph-rsid="001b17ab"/>
    </style:style>
    <style:style style:name="P15" style:family="paragraph" style:parent-style-name="Standard">
      <style:text-properties officeooo:rsid="001c6d56" officeooo:paragraph-rsid="001c6d56"/>
    </style:style>
    <style:style style:name="P16" style:family="paragraph" style:parent-style-name="Standard">
      <style:text-properties officeooo:rsid="00288228" officeooo:paragraph-rsid="001f9025"/>
    </style:style>
    <style:style style:name="P17" style:family="paragraph" style:parent-style-name="Standard">
      <style:text-properties officeooo:rsid="001f3cdc" officeooo:paragraph-rsid="001f3cdc"/>
    </style:style>
    <style:style style:name="P18" style:family="paragraph" style:parent-style-name="Standard">
      <style:text-properties officeooo:rsid="0020b9da" officeooo:paragraph-rsid="00233b0b"/>
    </style:style>
    <style:style style:name="P19" style:family="paragraph" style:parent-style-name="Standard">
      <style:text-properties fo:font-variant="normal" fo:text-transform="none" fo:color="#ce181e" style:font-name="avenirnextltw01-regular" fo:font-size="10.5pt" fo:letter-spacing="normal" fo:font-style="normal" fo:font-weight="bold" officeooo:rsid="000af12d" officeooo:paragraph-rsid="00177a61" style:font-weight-asian="bold" style:font-weight-complex="bold"/>
    </style:style>
    <style:style style:name="P20" style:family="paragraph" style:parent-style-name="Standard">
      <style:text-properties officeooo:rsid="001104b1" officeooo:paragraph-rsid="002d0ed7" fo:background-color="#fff200"/>
    </style:style>
    <style:style style:name="P21" style:family="paragraph" style:parent-style-name="Standard">
      <style:text-properties officeooo:rsid="0020b9da" officeooo:paragraph-rsid="002d0ed7" fo:background-color="#fff200"/>
    </style:style>
    <style:style style:name="P22" style:family="paragraph" style:parent-style-name="Text_20_body">
      <style:text-properties officeooo:paragraph-rsid="0008e569"/>
    </style:style>
    <style:style style:name="P23" style:family="paragraph" style:parent-style-name="Text_20_body">
      <style:text-properties officeooo:paragraph-rsid="0011b3ba"/>
    </style:style>
    <style:style style:name="P24" style:family="paragraph" style:parent-style-name="Text_20_body">
      <style:text-properties officeooo:paragraph-rsid="00177a61"/>
    </style:style>
    <style:style style:name="P25" style:family="paragraph" style:parent-style-name="Text_20_body">
      <style:text-properties officeooo:rsid="000c4a89" officeooo:paragraph-rsid="000c4a89"/>
    </style:style>
    <style:style style:name="P26" style:family="paragraph" style:parent-style-name="Standard">
      <loext:graphic-properties draw:fill-color="#ffffff"/>
      <style:paragraph-properties fo:margin-left="0.4165in" fo:margin-right="0in" fo:text-indent="-0.25in" style:auto-text-indent="false" fo:padding="0in" fo:border="none"/>
      <style:text-properties officeooo:rsid="001104b1" officeooo:paragraph-rsid="0028ccf9"/>
    </style:style>
    <style:style style:name="P27" style:family="paragraph" style:parent-style-name="Standard" style:list-style-name="WWNum1">
      <loext:graphic-properties draw:fill-color="#ffffff"/>
      <style:paragraph-properties fo:margin-left="0.4165in" fo:margin-right="0in" fo:text-indent="-0.25in" style:auto-text-indent="false" fo:padding="0in" fo:border="none"/>
      <style:text-properties officeooo:rsid="00038849" officeooo:paragraph-rsid="0011b3ba"/>
    </style:style>
    <style:style style:name="P28" style:family="paragraph" style:parent-style-name="Standard" style:list-style-name="WWNum3">
      <loext:graphic-properties draw:fill-color="#ffffff"/>
      <style:paragraph-properties fo:margin-left="0.4165in" fo:margin-right="0in" fo:text-indent="-0.25in" style:auto-text-indent="false" fo:padding="0in" fo:border="none"/>
      <style:text-properties officeooo:rsid="001104b1" officeooo:paragraph-rsid="0028ccf9"/>
    </style:style>
    <style:style style:name="P29" style:family="paragraph" style:parent-style-name="Standard" style:list-style-name="WWNum3">
      <loext:graphic-properties draw:fill-color="#ffffff"/>
      <style:paragraph-properties fo:margin-left="0.4165in" fo:margin-right="0in" fo:text-indent="-0.25in" style:auto-text-indent="false" fo:padding="0in" fo:border="none"/>
      <style:text-properties officeooo:paragraph-rsid="0028ccf9"/>
    </style:style>
    <style:style style:name="P30" style:family="paragraph" style:parent-style-name="Heading_20_1">
      <style:text-properties officeooo:rsid="0008e569" officeooo:paragraph-rsid="0008e569"/>
    </style:style>
    <style:style style:name="P31" style:family="paragraph" style:parent-style-name="Heading_20_1">
      <style:text-properties officeooo:paragraph-rsid="00177a61"/>
    </style:style>
    <style:style style:name="T1" style:family="text">
      <style:text-properties officeooo:rsid="0011b3ba"/>
    </style:style>
    <style:style style:name="T2" style:family="text">
      <style:text-properties officeooo:rsid="000b66c6"/>
    </style:style>
    <style:style style:name="T3" style:family="text">
      <style:text-properties officeooo:rsid="00177a61"/>
    </style:style>
    <style:style style:name="T4" style:family="text">
      <style:text-properties officeooo:rsid="001f3cdc"/>
    </style:style>
    <style:style style:name="T5" style:family="text">
      <style:text-properties officeooo:rsid="001f9025"/>
    </style:style>
    <style:style style:name="T6" style:family="text">
      <style:text-properties officeooo:rsid="0020b9da"/>
    </style:style>
    <style:style style:name="T7" style:family="text">
      <style:text-properties officeooo:rsid="002e17e2"/>
    </style:style>
    <style:style style:name="T8" style:family="text">
      <style:text-properties officeooo:rsid="00270c47"/>
    </style:style>
    <style:style style:name="T9" style:family="text">
      <style:text-properties officeooo:rsid="0004fba3"/>
    </style:style>
    <style:style style:name="T10" style:family="text">
      <style:text-properties officeooo:rsid="002e4a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# </text:span>MODEL DESCRIPTION</text:p>
      <text:p text:style-name="P1"/>
      <text:p text:style-name="P1"/>
      <text:p text:style-name="P3">A custom created infection-age SIR-X model with <text:s/>waning immunity, control measures <text:s/>and undetected cases for simulating the COVID-19 pandemics. </text:p>
      <text:p text:style-name="P1"/>
      <text:h text:style-name="P30" text:outline-level="1"><text:span text:style-name="T3">## </text:span>KEY FEATURES</text:h>
      <text:p text:style-name="P2">- control measures <text:span text:style-name="T1">(lockdowns, contact tracing) </text:span>and seasonality effects </text:p>
      <text:p text:style-name="P2">as compared to seasonal influenza and a novel flu-like virus </text:p>
      <text:p text:style-name="P2"/>
      <text:list xml:id="list467648448" text:style-name="WWNum1">
        <text:list-item>
          <text:p text:style-name="P27">All code used for these analyses was custom created for this study</text:p>
        </text:list-item>
      </text:list>
      <text:p text:style-name="P23">- a modified model as in kermack to account for .…</text:p>
      <text:p text:style-name="P22">- and slightly changed params</text:p>
      <text:p text:style-name="P22">- ref frame : inf time as op to diag </text:p>
      <text:p text:style-name="P25">- reconstr of contr due to vacc waning imm and nat mort on hist data</text:p>
      <text:p text:style-name="P7">do not use Cx and Dx -- <text:s text:c="2"/>only incidences.</text:p>
      <text:p text:style-name="P7"/>
      <text:p text:style-name="P9">now I estimate only true R and r in the 1. pass, second pass gives dC true </text:p>
      <text:p text:style-name="P9">and scales it to obtain dC reported. R rep is then estimated sepately. </text:p>
      <text:p text:style-name="P9"/>
      <text:p text:style-name="P15">Reconstructing contributions to (in both historical data and projections)</text:p>
      <text:p text:style-name="P9">effect of seasonality </text:p>
      <text:p text:style-name="P9">effect of waning immunity plot </text:p>
      <text:p text:style-name="P9">effect of vacc plot (Reff, I, D)</text:p>
      <text:p text:style-name="P9">effect of vacc rate</text:p>
      <text:p text:style-name="P9">effect of variant</text:p>
      <text:p text:style-name="P9">effect of opening</text:p>
      <text:p text:style-name="P9"/>
      <text:p text:style-name="P15">nat mort</text:p>
      <text:p text:style-name="P9"/>
      <text:p text:style-name="P16"><text:span text:style-name="T5">both short and long term behavior of </text:span>&gt; avg prevalence and frequencies (phase space trajectories)</text:p>
      <text:p text:style-name="P3"/>
      <text:p text:style-name="P3"/>
      <text:p text:style-name="P17">any country or any aggregation level</text:p>
      <text:p text:style-name="P17"/>
      <text:p text:style-name="P17"/>
      <text:p text:style-name="P18">- NEW removal probs</text:p>
      <text:p text:style-name="P10">- <text:span text:style-name="T6">dC </text:span>update rule</text:p>
      <text:p text:style-name="P10">- new mortality metric </text:p>
      <text:p text:style-name="P10">- <text:span text:style-name="T6">seasonality</text:span></text:p>
      <text:p text:style-name="P10">- <text:span text:style-name="T6">initial params</text:span></text:p>
      <text:p text:style-name="P10">- nat mort contribution </text:p>
      <text:p text:style-name="P10"><text:soft-page-break/>- comp with ageless SIRD model - big differences !!! </text:p>
      <text:p text:style-name="P10">- <text:span text:style-name="T7">integrated ageless model with analytic solutions and param estimation</text:span></text:p>
      <text:p text:style-name="P10">- <text:span text:style-name="T7">fast implementation using convolutions</text:span></text:p>
      <text:p text:style-name="P10">- <text:span text:style-name="T7">param estimation using only incidence and death rate</text:span></text:p>
      <text:p text:style-name="P10">- <text:s/>model validation</text:p>
      <text:p text:style-name="P10">- <text:s/>periodicity of solutions</text:p>
      <text:p text:style-name="P10"/>
      <text:p text:style-name="P10">- <text:span text:style-name="T8">extremely fast – no numerical integration routine needed !!!</text:span></text:p>
      <text:p text:style-name="P10"/>
      <text:list xml:id="list3673155016" text:style-name="WWNum3">
        <text:list-item>
          <text:p text:style-name="P28">Our model can be applied at different geographic resolutions, and here we demonstrate it for states and counties in the United States</text:p>
        </text:list-item>
      </text:list>
      <text:p text:style-name="P26"/>
      <text:list xml:id="list155205586300554" text:continue-numbering="true" text:style-name="WWNum3">
        <text:list-item>
          <text:list>
            <text:list-item>
              <text:list>
                <text:list-item>
                  <text:list>
                    <text:list-item>
                      <text:p text:style-name="P29"><text:span text:style-name="T9">(long term behavior) </text:span>Regularities in phase space!!</text:p>
                    </text:list-item>
                    <text:list-item>
                      <text:p text:style-name="P28"/>
                    </text:list-item>
                  </text:list>
                </text:list-item>
              </text:list>
            </text:list-item>
          </text:list>
        </text:list-item>
      </text:list>
      <text:p text:style-name="P7"><text:s text:c="4"/>• Can be used for forecasts for seasonal influenza </text:p>
      <text:p text:style-name="P7"/>
      <text:p text:style-name="P5">- INITIAL LOGARITHMIC GROWTH RATE </text:p>
      <text:p text:style-name="P5">- INITIAL REPRODUCTION NUMBER (EXACT)</text:p>
      <text:p text:style-name="P5">- INITIAL REPRODUCTION NUMBER (EXP. GROWTH)</text:p>
      <text:p text:style-name="P17">using var methods</text:p>
      <text:p text:style-name="P5"/>
      <text:p text:style-name="P5">- REINFECTIONS</text:p>
      <text:p text:style-name="P5"/>
      <text:p text:style-name="P5">- CRITICAL AND SEVERE INFECTIONS</text:p>
      <text:p text:style-name="P5">- LOCKDOWN FACTOR</text:p>
      <text:p text:style-name="P5">- DEATH RATE DUE TO SEASONAL INFLUENZA</text:p>
      <text:p text:style-name="P5">- AVG. DEATH RATE OVER LAST PROJECTION YEAR</text:p>
      <text:p text:style-name="P5">- DEATHS INCL. CONTRIBUTION DUE TO NATURAL MORTALITY</text:p>
      <text:p text:style-name="P5"/>
      <text:p text:style-name="P5"/>
      <text:p text:style-name="P5"/>
      <text:p text:style-name="P5">- STRINGENCY INDEX</text:p>
      <text:p text:style-name="P5">- SCHOOL CLOSING</text:p>
      <text:p text:style-name="P5">- WORKSPACE CLOSING</text:p>
      <text:p text:style-name="P5">- STAY-AT-HOME REQUIREMENTS</text:p>
      <text:p text:style-name="P5">- FACIAL COVERINGS</text:p>
      <text:p text:style-name="P5">- EFFECTIVENESS OF MEASURES</text:p>
      <text:p text:style-name="P5">- FATIGUE FACTOR</text:p>
      <text:p text:style-name="P5"/>
      <text:p text:style-name="P5"/>
      <text:p text:style-name="P5">### SEASONAL FORCING</text:p>
      <text:p text:style-name="P5"/>
      <text:p text:style-name="P5">- VARIOUS NATURAL IMMUNITY DURATIONS (WITH SAESONAL FORCING ON R)</text:p>
      <text:p text:style-name="P5">- VARIOUS SCALES OF INFECTIOUSNESS DISTRIBUTION (WITH SAESONAL FORCING ON R)</text:p>
      <text:p text:style-name="P5">- LONG-TERM RELAXATION OF LOCKDOWN FACTOR (BACK TO NORMAL)</text:p>
      <text:p text:style-name="P5">- <text:span text:style-name="T2">effect</text:span> OF <text:span text:style-name="T2">waning</text:span> IMMUNITY</text:p>
      <text:p text:style-name="P5"/>
      <text:p text:style-name="P5">### <text:span text:style-name="T2">dynamic </text:span>LOCKDOWN <text:span text:style-name="T2">calculation</text:span></text:p>
      <text:p text:style-name="P5"><text:soft-page-break/></text:p>
      <text:p text:style-name="P5">- VARIOUS START/EXIT THRESHOLDS FOR LOCKDOWNS </text:p>
      <text:p text:style-name="P5">- OPTIMAL THRESHOLDS</text:p>
      <text:p text:style-name="P5"/>
      <text:p text:style-name="P5">### VACCINATIONS</text:p>
      <text:p text:style-name="P5"/>
      <text:p text:style-name="P5">- VARIOUS PROJECTION VACCINATION RATES</text:p>
      <text:p text:style-name="P5">- VARIOUS VACCINE-INDUCED IMMUNITY DURATIONS </text:p>
      <text:p text:style-name="P5">- VARIOUS NATURAL IMMUNITY DURATIONS </text:p>
      <text:p text:style-name="P5">- VARIOUS LONG-TERM LOCKDOWN RELAXATION FACTORS (NEW NORMAL)</text:p>
      <text:p text:style-name="P5">- VACCINE-INDUCED AND NATURAL IMMUNITIES</text:p>
      <text:p text:style-name="P5">- EFFECTIVE REPRODUCTION NUMBER</text:p>
      <text:p text:style-name="P5">- HYPOTHETICAL CASE OF NO VACCINATIONS</text:p>
      <text:p text:style-name="P5"/>
      <text:p text:style-name="P5"/>
      <text:p text:style-name="P5"/>
      <text:p text:style-name="P5">### MINORS TESTING + VACCINATIONS</text:p>
      <text:p text:style-name="P5"/>
      <text:p text:style-name="P5">- EVERYDAY ANTIGEN TESTING OF MINORS</text:p>
      <text:p text:style-name="P5"/>
      <text:p text:style-name="P5">- CURRENT TESTING RATE AND POSITIVITY RATE</text:p>
      <text:p text:style-name="P5"/>
      <text:p text:style-name="P5"/>
      <text:p text:style-name="P5">### WANING IMMUNITY</text:p>
      <text:p text:style-name="P5"/>
      <text:p text:style-name="P5">- VARIOUS NATURAL IMMUNITY DURATIONS</text:p>
      <text:p text:style-name="P5"/>
      <text:p text:style-name="P5"/>
      <text:p text:style-name="P5">### MINIMUM PREVALENCE</text:p>
      <text:p text:style-name="P5"/>
      <text:p text:style-name="P5">- LOWER LIMIT ON INFECTION PREVALENCE</text:p>
      <text:p text:style-name="P5"/>
      <text:p text:style-name="P5"/>
      <text:p text:style-name="P5">### DETECTION PROBABILITY</text:p>
      <text:p text:style-name="P5"/>
      <text:p text:style-name="P5">- VARIOUS PROBABILITIES OF DIAGNOSIS GIVEN SYMPTOMS</text:p>
      <text:p text:style-name="P5"/>
      <text:p text:style-name="P5"/>
      <text:p text:style-name="P5">### CONTACT TRACING</text:p>
      <text:p text:style-name="P5"/>
      <text:p text:style-name="P5">- VARIOUS CUTOFFS ON INFECTIOUSNESS DISTRIBUTION </text:p>
      <text:p text:style-name="P5"/>
      <text:p text:style-name="P5"/>
      <text:p text:style-name="P5"/>
      <text:p text:style-name="P5">### VARIANTS</text:p>
      <text:p text:style-name="P5"/>
      <text:p text:style-name="P5">- VARIOUS DATES OF FIRST APPEARANCE OF VARIANT (W/O IMMUNITY ESCAPE)</text:p>
      <text:p text:style-name="P5">- FIXED MULTIPLICATIVE ADVANTAGE</text:p>
      <text:p text:style-name="P5"/>
      <text:p text:style-name="P5"><text:soft-page-break/></text:p>
      <text:p text:style-name="P5"/>
      <text:p text:style-name="P5">### EARLY STAGES</text:p>
      <text:p text:style-name="P5"/>
      <text:p text:style-name="P5">- INITIAL LOGARITHMIC GROWTH RATE</text:p>
      <text:p text:style-name="P5">- INITIAL INCIDENCE</text:p>
      <text:p text:style-name="P5">- INITIAL REPRODUCTION NUMBER</text:p>
      <text:p text:style-name="P5"/>
      <text:p text:style-name="P4">using various estimation methods </text:p>
      <text:p text:style-name="P5"/>
      <text:p text:style-name="P5"/>
      <text:p text:style-name="P21">- NEW removal probs</text:p>
      <text:p text:style-name="P20">- <text:span text:style-name="T6">dC </text:span>update rule <text:span text:style-name="T10">(very fast dynamics)</text:span></text:p>
      <text:p text:style-name="P20">- new mortality metric </text:p>
      <text:p text:style-name="P20">- <text:span text:style-name="T6">seasonality</text:span></text:p>
      <text:p text:style-name="P20">- <text:span text:style-name="T6">initial params</text:span></text:p>
      <text:p text:style-name="P20">- nat mort contribution </text:p>
      <text:p text:style-name="P20">- comp with ageless SIRD model - big differences !!! </text:p>
      <text:p text:style-name="P20">- <text:span text:style-name="T7">integrated ageless model with analytic solutions and param estimation</text:span></text:p>
      <text:p text:style-name="P20">- <text:span text:style-name="T7">fast implementation using convolutions</text:span></text:p>
      <text:p text:style-name="P20">- <text:span text:style-name="T7">param estimation using only incidence and death rate</text:span></text:p>
      <text:p text:style-name="P20">- <text:s/>model validation</text:p>
      <text:p text:style-name="P20">- <text:s/>periodicity of solutions</text:p>
      <text:p text:style-name="P20"/>
      <text:p text:style-name="P22"/>
      <text:h text:style-name="P30" text:outline-level="1"><text:span text:style-name="T3">## </text:span>MAIN ASSUMPTIONS</text:h>
      <text:p text:style-name="P22"/>
      <text:p text:style-name="P22">- stationary distr (not true)</text:p>
      <text:p text:style-name="P22"/>
      <text:p text:style-name="P22">- same distr for sym and asym </text:p>
      <text:p text:style-name="P22"/>
      <text:p text:style-name="P22">- t inf, t lat </text:p>
      <text:p text:style-name="P22"/>
      <text:p text:style-name="P22">- D = D data</text:p>
      <text:p text:style-name="P22"/>
      <text:p text:style-name="P22">- all sympt get tested </text:p>
      <text:p text:style-name="P22"/>
      <text:p text:style-name="P22">- t diag .. after diag put with date of diag</text:p>
      <text:p text:style-name="P22"><text:soft-page-break/></text:p>
      <text:p text:style-name="P22">- avg over age groups and spatially </text:p>
      <text:p text:style-name="P22"/>
      <text:p text:style-name="P22">- MINORS' testing followed by perfect isolation (effectively immune)</text:p>
      <text:p text:style-name="P22"/>
      <text:p text:style-name="P14">delay for dD reporting and dC reporting constant <text:s/>- in fact vary with time </text:p>
      <text:p text:style-name="P8"/>
      <text:p text:style-name="P8">NOW IS: </text:p>
      <text:p text:style-name="P8">&gt; immune (both after nat inf and vacc) cannot get sick (e.g. by another strain) and cannot be infectious at all &gt; OPTIMISTIC ASSUMPTION</text:p>
      <text:p text:style-name="P8">&gt; after immunity wanes, the severity of consecutive infections and infectiousness stay unchanged &gt; PESIMISTIC ASSUM. (both will likely be lower)</text:p>
      <text:p text:style-name="P8"/>
      <text:p text:style-name="P9">-- assumpt: r(t) and R(t) but stationary pb and pg -&gt; obvoiusly not true (cont and isolation, age groups, etc)</text:p>
      <text:p text:style-name="P9"/>
      <text:p text:style-name="P11">- <text:span text:style-name="T4">no age groups and no spatial terms</text:span></text:p>
      <text:p text:style-name="P11"/>
      <text:list xml:id="list155204569623479" text:continue-numbering="true" text:style-name="WWNum3">
        <text:list-item>
          <text:p text:style-name="P29">We assume the published COVID-19 death counts are coming from documented cases, not undocumented. Also, we assume that the entire population is invariant, i.e. births and non-Covid deaths are negligible in comparison to the entire population. Last, by data publishing frequency, we assume a fixed sampling interval of 1 day.</text:p>
        </text:list-item>
        <text:list-item>
          <text:p text:style-name="P28">No  cross-immunity to/from the other human coronaviruses.</text:p>
        </text:list-item>
      </text:list>
      <text:p text:style-name="P9"/>
      <text:p text:style-name="P9"/>
      <text:p text:style-name="P9"/>
      <text:p text:style-name="P12">it is assum that the vacc is protective over the same dur as natural infection </text:p>
      <text:p text:style-name="P12"/>
      <text:p text:style-name="P12">susc get vacc in first place</text:p>
      <text:p text:style-name="P12">vacc of immune does not change their immunity state </text:p>
      <text:p text:style-name="P12"/>
      <text:p text:style-name="P12">vacc dont get sick and are not infectious </text:p>
      <text:p text:style-name="P12"/>
      <text:p text:style-name="P12">susc get vacc with the same prob as immune</text:p>
      <text:p text:style-name="P12"/>
      <text:p text:style-name="P12"/>
      <text:p text:style-name="P12">boosting, conservative assumptions and not , protection from severe disease, infection or transmission </text:p>
      <text:p text:style-name="P12"/>
      <text:p text:style-name="P12"/>
      <text:p text:style-name="P13">under the assumpt that asym and sym individuals are equally infectious (same p beta distr )</text:p>
      <text:p text:style-name="P13"/>
      <text:h text:style-name="P31" text:outline-level="1">### EARLY STAGES</text:h>
      <text:p text:style-name="P6"/>
      <text:p text:style-name="P6"/>
      <text:p text:style-name="P6"><text:soft-page-break/>- INITIAL LOGARITHMIC GROWTH RATE</text:p>
      <text:p text:style-name="P6">- INITIAL INCIDENCE</text:p>
      <text:p text:style-name="P6">- INITIAL REPRODUCTION NUMBER</text:p>
      <text:p text:style-name="P6"/>
      <text:h text:style-name="P31" text:outline-level="1">### CONTROL MEASURES</text:h>
      <text:p text:style-name="P6"/>
      <text:h text:style-name="P31" text:outline-level="1">### SELF-OSCILLATIONS</text:h>
      <text:p text:style-name="P6"/>
      <text:h text:style-name="P31" text:outline-level="1">### FORCED OSCILLATIONS</text:h>
      <text:p text:style-name="P24"/>
      <text:h text:style-name="P31" text:outline-level="1">### SEASONAL FORCING</text:h>
      <text:p text:style-name="P6"/>
      <text:p text:style-name="P6"/>
      <text:p text:style-name="P6"/>
      <text:h text:style-name="P31" text:outline-level="1">### LOCKDOWNS</text:h>
      <text:p text:style-name="P6"/>
      <text:p text:style-name="P6"/>
      <text:h text:style-name="P31" text:outline-level="1">### VACCINATIONS</text:h>
      <text:p text:style-name="P6"/>
      <text:p text:style-name="P6"/>
      <text:p text:style-name="P6"/>
      <text:p text:style-name="P6"/>
      <text:p text:style-name="P6"/>
      <text:h text:style-name="P31" text:outline-level="1">### MINORS TESTING + VACCINATIONS</text:h>
      <text:p text:style-name="P6"/>
      <text:p text:style-name="P6"/>
      <text:h text:style-name="P31" text:outline-level="1">### REMOVAL DENSITIES</text:h>
      <text:p text:style-name="P6"/>
      <text:p text:style-name="P6"/>
      <text:p text:style-name="P6"/>
      <text:h text:style-name="P31" text:outline-level="1">### INFECTION AGE</text:h>
      <text:p text:style-name="P6"/>
      <text:p text:style-name="P6"><text:soft-page-break/></text:p>
      <text:p text:style-name="P6"/>
      <text:h text:style-name="P31" text:outline-level="1">### WANING IMMUNITY</text:h>
      <text:p text:style-name="P6"/>
      <text:p text:style-name="P6"/>
      <text:p text:style-name="P6"/>
      <text:p text:style-name="P6"/>
      <text:h text:style-name="P31" text:outline-level="1">### MINIMUM PREVALENCE</text:h>
      <text:p text:style-name="P6"/>
      <text:p text:style-name="P6"/>
      <text:p text:style-name="P6"/>
      <text:h text:style-name="P31" text:outline-level="1">### DETECTION PROBABILITY</text:h>
      <text:p text:style-name="P6"/>
      <text:p text:style-name="P6"/>
      <text:p text:style-name="P6"/>
      <text:h text:style-name="P31" text:outline-level="1">### CONTACT TRACING</text:h>
      <text:p text:style-name="P6"/>
      <text:p text:style-name="P6"/>
      <text:p text:style-name="P6"/>
      <text:p text:style-name="P6"/>
      <text:h text:style-name="P31" text:outline-level="1">### VARIANTS</text:h>
      <text:p text:style-name="P6"/>
      <text:p text:style-name="P6"/>
      <text:p text:style-name="P6"/>
      <text:p text:style-name="P6"/>
      <text:p text:style-name="P6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venirnextltw01-regular" svg:font-family="avenirnextltw01-regular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0T20:52:21.591673145</meta:creation-date>
    <dc:date>2021-04-12T15:05:09.683289032</dc:date>
    <meta:editing-duration>P4DT18H52M53S</meta:editing-duration>
    <meta:editing-cycles>28</meta:editing-cycles>
    <meta:generator>LibreOffice/6.1.5.2$Linux_X86_64 LibreOffice_project/10$Build-2</meta:generator>
    <meta:document-statistic meta:table-count="0" meta:image-count="0" meta:object-count="0" meta:page-count="7" meta:paragraph-count="146" meta:word-count="962" meta:character-count="5885" meta:non-whitespace-character-count="5028"/>
  </office:meta>
</office:document-meta>
</file>